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br-00-99-brojne-imenice-&quot; &amp; TEXT(ROW(); &quot;000&quot;)" office:value-type="string" office:string-value="br-00-99-brojne-imenice-001" calcext:value-type="string">
            <text:p>br-00-99-brojne-imenice-001</text:p>
          </table:table-cell>
          <table:table-cell office:value-type="string" calcext:value-type="string">
            <text:p>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02" calcext:value-type="string">
            <text:p>br-00-99-brojne-imenice-002</text:p>
          </table:table-cell>
          <table:table-cell office:value-type="string" calcext:value-type="string">
            <text:p>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03" calcext:value-type="string">
            <text:p>br-00-99-brojne-imenice-003</text:p>
          </table:table-cell>
          <table:table-cell office:value-type="string" calcext:value-type="string">
            <text:p>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04" calcext:value-type="string">
            <text:p>br-00-99-brojne-imenice-004</text:p>
          </table:table-cell>
          <table:table-cell office:value-type="string" calcext:value-type="string">
            <text:p>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05" calcext:value-type="string">
            <text:p>br-00-99-brojne-imenice-005</text:p>
          </table:table-cell>
          <table:table-cell office:value-type="string" calcext:value-type="string">
            <text:p>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06" calcext:value-type="string">
            <text:p>br-00-99-brojne-imenice-006</text:p>
          </table:table-cell>
          <table:table-cell office:value-type="string" calcext:value-type="string">
            <text:p>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07" calcext:value-type="string">
            <text:p>br-00-99-brojne-imenice-007</text:p>
          </table:table-cell>
          <table:table-cell office:value-type="string" calcext:value-type="string">
            <text:p>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08" calcext:value-type="string">
            <text:p>br-00-99-brojne-imenice-008</text:p>
          </table:table-cell>
          <table:table-cell office:value-type="string" calcext:value-type="string">
            <text:p>Дев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09" calcext:value-type="string">
            <text:p>br-00-99-brojne-imenice-009</text:p>
          </table:table-cell>
          <table:table-cell office:value-type="string" calcext:value-type="string">
            <text:p>Дес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10" calcext:value-type="string">
            <text:p>br-00-99-brojne-imenice-010</text:p>
          </table:table-cell>
          <table:table-cell office:value-type="string" calcext:value-type="string">
            <text:p>Једана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11" calcext:value-type="string">
            <text:p>br-00-99-brojne-imenice-011</text:p>
          </table:table-cell>
          <table:table-cell office:value-type="string" calcext:value-type="string">
            <text:p>Двана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12" calcext:value-type="string">
            <text:p>br-00-99-brojne-imenice-012</text:p>
          </table:table-cell>
          <table:table-cell office:value-type="string" calcext:value-type="string">
            <text:p>Трина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13" calcext:value-type="string">
            <text:p>br-00-99-brojne-imenice-013</text:p>
          </table:table-cell>
          <table:table-cell office:value-type="string" calcext:value-type="string">
            <text:p>Четрна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14" calcext:value-type="string">
            <text:p>br-00-99-brojne-imenice-014</text:p>
          </table:table-cell>
          <table:table-cell office:value-type="string" calcext:value-type="string">
            <text:p>Петна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15" calcext:value-type="string">
            <text:p>br-00-99-brojne-imenice-015</text:p>
          </table:table-cell>
          <table:table-cell office:value-type="string" calcext:value-type="string">
            <text:p>Шесна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16" calcext:value-type="string">
            <text:p>br-00-99-brojne-imenice-016</text:p>
          </table:table-cell>
          <table:table-cell office:value-type="string" calcext:value-type="string">
            <text:p>Седамна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17" calcext:value-type="string">
            <text:p>br-00-99-brojne-imenice-017</text:p>
          </table:table-cell>
          <table:table-cell office:value-type="string" calcext:value-type="string">
            <text:p>Осамна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18" calcext:value-type="string">
            <text:p>br-00-99-brojne-imenice-018</text:p>
          </table:table-cell>
          <table:table-cell office:value-type="string" calcext:value-type="string">
            <text:p>Деветна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19" calcext:value-type="string">
            <text:p>br-00-99-brojne-imenice-019</text:p>
          </table:table-cell>
          <table:table-cell office:value-type="string" calcext:value-type="string">
            <text:p>Двадес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20" calcext:value-type="string">
            <text:p>br-00-99-brojne-imenice-020</text:p>
          </table:table-cell>
          <table:table-cell office:value-type="string" calcext:value-type="string">
            <text:p>Двадесет 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21" calcext:value-type="string">
            <text:p>br-00-99-brojne-imenice-021</text:p>
          </table:table-cell>
          <table:table-cell office:value-type="string" calcext:value-type="string">
            <text:p>Двадесет 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22" calcext:value-type="string">
            <text:p>br-00-99-brojne-imenice-022</text:p>
          </table:table-cell>
          <table:table-cell office:value-type="string" calcext:value-type="string">
            <text:p>Двадесет 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23" calcext:value-type="string">
            <text:p>br-00-99-brojne-imenice-023</text:p>
          </table:table-cell>
          <table:table-cell office:value-type="string" calcext:value-type="string">
            <text:p>Двадесет 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24" calcext:value-type="string">
            <text:p>br-00-99-brojne-imenice-024</text:p>
          </table:table-cell>
          <table:table-cell office:value-type="string" calcext:value-type="string">
            <text:p>Двадесет 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25" calcext:value-type="string">
            <text:p>br-00-99-brojne-imenice-025</text:p>
          </table:table-cell>
          <table:table-cell office:value-type="string" calcext:value-type="string">
            <text:p>Двадесет 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26" calcext:value-type="string">
            <text:p>br-00-99-brojne-imenice-026</text:p>
          </table:table-cell>
          <table:table-cell office:value-type="string" calcext:value-type="string">
            <text:p>Двадесет 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27" calcext:value-type="string">
            <text:p>br-00-99-brojne-imenice-027</text:p>
          </table:table-cell>
          <table:table-cell office:value-type="string" calcext:value-type="string">
            <text:p>Двадесет дев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28" calcext:value-type="string">
            <text:p>br-00-99-brojne-imenice-028</text:p>
          </table:table-cell>
          <table:table-cell office:value-type="string" calcext:value-type="string">
            <text:p>Двадесет и једно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29" calcext:value-type="string">
            <text:p>br-00-99-brojne-imenice-029</text:p>
          </table:table-cell>
          <table:table-cell office:value-type="string" calcext:value-type="string">
            <text:p>Двадесет и 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30" calcext:value-type="string">
            <text:p>br-00-99-brojne-imenice-030</text:p>
          </table:table-cell>
          <table:table-cell office:value-type="string" calcext:value-type="string">
            <text:p>Двадесет и 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31" calcext:value-type="string">
            <text:p>br-00-99-brojne-imenice-031</text:p>
          </table:table-cell>
          <table:table-cell office:value-type="string" calcext:value-type="string">
            <text:p>Двадесет и 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32" calcext:value-type="string">
            <text:p>br-00-99-brojne-imenice-032</text:p>
          </table:table-cell>
          <table:table-cell office:value-type="string" calcext:value-type="string">
            <text:p>Двадесет и 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33" calcext:value-type="string">
            <text:p>br-00-99-brojne-imenice-033</text:p>
          </table:table-cell>
          <table:table-cell office:value-type="string" calcext:value-type="string">
            <text:p>Двадесет и 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34" calcext:value-type="string">
            <text:p>br-00-99-brojne-imenice-034</text:p>
          </table:table-cell>
          <table:table-cell office:value-type="string" calcext:value-type="string">
            <text:p>Двадесет и 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35" calcext:value-type="string">
            <text:p>br-00-99-brojne-imenice-035</text:p>
          </table:table-cell>
          <table:table-cell office:value-type="string" calcext:value-type="string">
            <text:p>Двадесет и 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36" calcext:value-type="string">
            <text:p>br-00-99-brojne-imenice-036</text:p>
          </table:table-cell>
          <table:table-cell office:value-type="string" calcext:value-type="string">
            <text:p>Двадесет и дев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37" calcext:value-type="string">
            <text:p>br-00-99-brojne-imenice-037</text:p>
          </table:table-cell>
          <table:table-cell office:value-type="string" calcext:value-type="string">
            <text:p>Тридес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38" calcext:value-type="string">
            <text:p>br-00-99-brojne-imenice-038</text:p>
          </table:table-cell>
          <table:table-cell office:value-type="string" calcext:value-type="string">
            <text:p>Тридесет 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39" calcext:value-type="string">
            <text:p>br-00-99-brojne-imenice-039</text:p>
          </table:table-cell>
          <table:table-cell office:value-type="string" calcext:value-type="string">
            <text:p>Тридесет 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40" calcext:value-type="string">
            <text:p>br-00-99-brojne-imenice-040</text:p>
          </table:table-cell>
          <table:table-cell office:value-type="string" calcext:value-type="string">
            <text:p>Тридесет 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41" calcext:value-type="string">
            <text:p>br-00-99-brojne-imenice-041</text:p>
          </table:table-cell>
          <table:table-cell office:value-type="string" calcext:value-type="string">
            <text:p>Тридесет 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42" calcext:value-type="string">
            <text:p>br-00-99-brojne-imenice-042</text:p>
          </table:table-cell>
          <table:table-cell office:value-type="string" calcext:value-type="string">
            <text:p>Тридесет 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43" calcext:value-type="string">
            <text:p>br-00-99-brojne-imenice-043</text:p>
          </table:table-cell>
          <table:table-cell office:value-type="string" calcext:value-type="string">
            <text:p>Тридесет 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44" calcext:value-type="string">
            <text:p>br-00-99-brojne-imenice-044</text:p>
          </table:table-cell>
          <table:table-cell office:value-type="string" calcext:value-type="string">
            <text:p>Тридесет 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45" calcext:value-type="string">
            <text:p>br-00-99-brojne-imenice-045</text:p>
          </table:table-cell>
          <table:table-cell office:value-type="string" calcext:value-type="string">
            <text:p>Тридесет дев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46" calcext:value-type="string">
            <text:p>br-00-99-brojne-imenice-046</text:p>
          </table:table-cell>
          <table:table-cell office:value-type="string" calcext:value-type="string">
            <text:p>Тридесет и 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47" calcext:value-type="string">
            <text:p>br-00-99-brojne-imenice-047</text:p>
          </table:table-cell>
          <table:table-cell office:value-type="string" calcext:value-type="string">
            <text:p>Тридесет и 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48" calcext:value-type="string">
            <text:p>br-00-99-brojne-imenice-048</text:p>
          </table:table-cell>
          <table:table-cell office:value-type="string" calcext:value-type="string">
            <text:p>Тридесет и 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49" calcext:value-type="string">
            <text:p>br-00-99-brojne-imenice-049</text:p>
          </table:table-cell>
          <table:table-cell office:value-type="string" calcext:value-type="string">
            <text:p>Тридесет и 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50" calcext:value-type="string">
            <text:p>br-00-99-brojne-imenice-050</text:p>
          </table:table-cell>
          <table:table-cell office:value-type="string" calcext:value-type="string">
            <text:p>Тридесет и 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51" calcext:value-type="string">
            <text:p>br-00-99-brojne-imenice-051</text:p>
          </table:table-cell>
          <table:table-cell office:value-type="string" calcext:value-type="string">
            <text:p>Тридесет и 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52" calcext:value-type="string">
            <text:p>br-00-99-brojne-imenice-052</text:p>
          </table:table-cell>
          <table:table-cell office:value-type="string" calcext:value-type="string">
            <text:p>Тридесет и 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53" calcext:value-type="string">
            <text:p>br-00-99-brojne-imenice-053</text:p>
          </table:table-cell>
          <table:table-cell office:value-type="string" calcext:value-type="string">
            <text:p>Тридесет и дев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54" calcext:value-type="string">
            <text:p>br-00-99-brojne-imenice-054</text:p>
          </table:table-cell>
          <table:table-cell office:value-type="string" calcext:value-type="string">
            <text:p>Четрдес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55" calcext:value-type="string">
            <text:p>br-00-99-brojne-imenice-055</text:p>
          </table:table-cell>
          <table:table-cell office:value-type="string" calcext:value-type="string">
            <text:p>Четрдесет 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56" calcext:value-type="string">
            <text:p>br-00-99-brojne-imenice-056</text:p>
          </table:table-cell>
          <table:table-cell office:value-type="string" calcext:value-type="string">
            <text:p>Четрдесет 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57" calcext:value-type="string">
            <text:p>br-00-99-brojne-imenice-057</text:p>
          </table:table-cell>
          <table:table-cell office:value-type="string" calcext:value-type="string">
            <text:p>Четрдесет 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58" calcext:value-type="string">
            <text:p>br-00-99-brojne-imenice-058</text:p>
          </table:table-cell>
          <table:table-cell office:value-type="string" calcext:value-type="string">
            <text:p>Четрдесет 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59" calcext:value-type="string">
            <text:p>br-00-99-brojne-imenice-059</text:p>
          </table:table-cell>
          <table:table-cell office:value-type="string" calcext:value-type="string">
            <text:p>Четрдесет 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60" calcext:value-type="string">
            <text:p>br-00-99-brojne-imenice-060</text:p>
          </table:table-cell>
          <table:table-cell office:value-type="string" calcext:value-type="string">
            <text:p>Четрдесет 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61" calcext:value-type="string">
            <text:p>br-00-99-brojne-imenice-061</text:p>
          </table:table-cell>
          <table:table-cell office:value-type="string" calcext:value-type="string">
            <text:p>Четрдесет 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62" calcext:value-type="string">
            <text:p>br-00-99-brojne-imenice-062</text:p>
          </table:table-cell>
          <table:table-cell office:value-type="string" calcext:value-type="string">
            <text:p>Четрдесет дев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63" calcext:value-type="string">
            <text:p>br-00-99-brojne-imenice-063</text:p>
          </table:table-cell>
          <table:table-cell office:value-type="string" calcext:value-type="string">
            <text:p>Четрдесет и 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64" calcext:value-type="string">
            <text:p>br-00-99-brojne-imenice-064</text:p>
          </table:table-cell>
          <table:table-cell office:value-type="string" calcext:value-type="string">
            <text:p>Четрдесет и 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65" calcext:value-type="string">
            <text:p>br-00-99-brojne-imenice-065</text:p>
          </table:table-cell>
          <table:table-cell office:value-type="string" calcext:value-type="string">
            <text:p>Четрдесет и 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66" calcext:value-type="string">
            <text:p>br-00-99-brojne-imenice-066</text:p>
          </table:table-cell>
          <table:table-cell office:value-type="string" calcext:value-type="string">
            <text:p>Четрдесет и 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67" calcext:value-type="string">
            <text:p>br-00-99-brojne-imenice-067</text:p>
          </table:table-cell>
          <table:table-cell office:value-type="string" calcext:value-type="string">
            <text:p>Четрдесет и 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68" calcext:value-type="string">
            <text:p>br-00-99-brojne-imenice-068</text:p>
          </table:table-cell>
          <table:table-cell office:value-type="string" calcext:value-type="string">
            <text:p>Четрдесет и 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69" calcext:value-type="string">
            <text:p>br-00-99-brojne-imenice-069</text:p>
          </table:table-cell>
          <table:table-cell office:value-type="string" calcext:value-type="string">
            <text:p>Четрдесет и 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70" calcext:value-type="string">
            <text:p>br-00-99-brojne-imenice-070</text:p>
          </table:table-cell>
          <table:table-cell office:value-type="string" calcext:value-type="string">
            <text:p>Четрдесет и дев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71" calcext:value-type="string">
            <text:p>br-00-99-brojne-imenice-071</text:p>
          </table:table-cell>
          <table:table-cell office:value-type="string" calcext:value-type="string">
            <text:p>Педес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72" calcext:value-type="string">
            <text:p>br-00-99-brojne-imenice-072</text:p>
          </table:table-cell>
          <table:table-cell office:value-type="string" calcext:value-type="string">
            <text:p>Педесет 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73" calcext:value-type="string">
            <text:p>br-00-99-brojne-imenice-073</text:p>
          </table:table-cell>
          <table:table-cell office:value-type="string" calcext:value-type="string">
            <text:p>Педесет 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74" calcext:value-type="string">
            <text:p>br-00-99-brojne-imenice-074</text:p>
          </table:table-cell>
          <table:table-cell office:value-type="string" calcext:value-type="string">
            <text:p>Педесет 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75" calcext:value-type="string">
            <text:p>br-00-99-brojne-imenice-075</text:p>
          </table:table-cell>
          <table:table-cell office:value-type="string" calcext:value-type="string">
            <text:p>Педесет 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76" calcext:value-type="string">
            <text:p>br-00-99-brojne-imenice-076</text:p>
          </table:table-cell>
          <table:table-cell office:value-type="string" calcext:value-type="string">
            <text:p>Педесет 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77" calcext:value-type="string">
            <text:p>br-00-99-brojne-imenice-077</text:p>
          </table:table-cell>
          <table:table-cell office:value-type="string" calcext:value-type="string">
            <text:p>Педесет 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78" calcext:value-type="string">
            <text:p>br-00-99-brojne-imenice-078</text:p>
          </table:table-cell>
          <table:table-cell office:value-type="string" calcext:value-type="string">
            <text:p>Педесет 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79" calcext:value-type="string">
            <text:p>br-00-99-brojne-imenice-079</text:p>
          </table:table-cell>
          <table:table-cell office:value-type="string" calcext:value-type="string">
            <text:p>Педесет дев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80" calcext:value-type="string">
            <text:p>br-00-99-brojne-imenice-080</text:p>
          </table:table-cell>
          <table:table-cell office:value-type="string" calcext:value-type="string">
            <text:p>Педесет и једно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81" calcext:value-type="string">
            <text:p>br-00-99-brojne-imenice-081</text:p>
          </table:table-cell>
          <table:table-cell office:value-type="string" calcext:value-type="string">
            <text:p>Педесет и 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82" calcext:value-type="string">
            <text:p>br-00-99-brojne-imenice-082</text:p>
          </table:table-cell>
          <table:table-cell office:value-type="string" calcext:value-type="string">
            <text:p>Педесет и 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83" calcext:value-type="string">
            <text:p>br-00-99-brojne-imenice-083</text:p>
          </table:table-cell>
          <table:table-cell office:value-type="string" calcext:value-type="string">
            <text:p>Педесет и 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84" calcext:value-type="string">
            <text:p>br-00-99-brojne-imenice-084</text:p>
          </table:table-cell>
          <table:table-cell office:value-type="string" calcext:value-type="string">
            <text:p>Педесет и 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85" calcext:value-type="string">
            <text:p>br-00-99-brojne-imenice-085</text:p>
          </table:table-cell>
          <table:table-cell office:value-type="string" calcext:value-type="string">
            <text:p>Педесет и 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86" calcext:value-type="string">
            <text:p>br-00-99-brojne-imenice-086</text:p>
          </table:table-cell>
          <table:table-cell office:value-type="string" calcext:value-type="string">
            <text:p>Педесет и 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87" calcext:value-type="string">
            <text:p>br-00-99-brojne-imenice-087</text:p>
          </table:table-cell>
          <table:table-cell office:value-type="string" calcext:value-type="string">
            <text:p>Педесет и 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88" calcext:value-type="string">
            <text:p>br-00-99-brojne-imenice-088</text:p>
          </table:table-cell>
          <table:table-cell office:value-type="string" calcext:value-type="string">
            <text:p>Педесет и дев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89" calcext:value-type="string">
            <text:p>br-00-99-brojne-imenice-089</text:p>
          </table:table-cell>
          <table:table-cell office:value-type="string" calcext:value-type="string">
            <text:p>Шездес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90" calcext:value-type="string">
            <text:p>br-00-99-brojne-imenice-090</text:p>
          </table:table-cell>
          <table:table-cell office:value-type="string" calcext:value-type="string">
            <text:p>Шездесет 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91" calcext:value-type="string">
            <text:p>br-00-99-brojne-imenice-091</text:p>
          </table:table-cell>
          <table:table-cell office:value-type="string" calcext:value-type="string">
            <text:p>Шездесет 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92" calcext:value-type="string">
            <text:p>br-00-99-brojne-imenice-092</text:p>
          </table:table-cell>
          <table:table-cell office:value-type="string" calcext:value-type="string">
            <text:p>Шездесет 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93" calcext:value-type="string">
            <text:p>br-00-99-brojne-imenice-093</text:p>
          </table:table-cell>
          <table:table-cell office:value-type="string" calcext:value-type="string">
            <text:p>Шездесет 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94" calcext:value-type="string">
            <text:p>br-00-99-brojne-imenice-094</text:p>
          </table:table-cell>
          <table:table-cell office:value-type="string" calcext:value-type="string">
            <text:p>Шездесет 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95" calcext:value-type="string">
            <text:p>br-00-99-brojne-imenice-095</text:p>
          </table:table-cell>
          <table:table-cell office:value-type="string" calcext:value-type="string">
            <text:p>Шездесет 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96" calcext:value-type="string">
            <text:p>br-00-99-brojne-imenice-096</text:p>
          </table:table-cell>
          <table:table-cell office:value-type="string" calcext:value-type="string">
            <text:p>Шездесет 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97" calcext:value-type="string">
            <text:p>br-00-99-brojne-imenice-097</text:p>
          </table:table-cell>
          <table:table-cell office:value-type="string" calcext:value-type="string">
            <text:p>Шездесет дев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98" calcext:value-type="string">
            <text:p>br-00-99-brojne-imenice-098</text:p>
          </table:table-cell>
          <table:table-cell office:value-type="string" calcext:value-type="string">
            <text:p>Шездесет и 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099" calcext:value-type="string">
            <text:p>br-00-99-brojne-imenice-099</text:p>
          </table:table-cell>
          <table:table-cell office:value-type="string" calcext:value-type="string">
            <text:p>Шездесет и 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00" calcext:value-type="string">
            <text:p>br-00-99-brojne-imenice-100</text:p>
          </table:table-cell>
          <table:table-cell office:value-type="string" calcext:value-type="string">
            <text:p>Шездесет и 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01" calcext:value-type="string">
            <text:p>br-00-99-brojne-imenice-101</text:p>
          </table:table-cell>
          <table:table-cell office:value-type="string" calcext:value-type="string">
            <text:p>Шездесет и 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02" calcext:value-type="string">
            <text:p>br-00-99-brojne-imenice-102</text:p>
          </table:table-cell>
          <table:table-cell office:value-type="string" calcext:value-type="string">
            <text:p>Шездесет и 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03" calcext:value-type="string">
            <text:p>br-00-99-brojne-imenice-103</text:p>
          </table:table-cell>
          <table:table-cell office:value-type="string" calcext:value-type="string">
            <text:p>Шездесет и 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04" calcext:value-type="string">
            <text:p>br-00-99-brojne-imenice-104</text:p>
          </table:table-cell>
          <table:table-cell office:value-type="string" calcext:value-type="string">
            <text:p>Шездесет и 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05" calcext:value-type="string">
            <text:p>br-00-99-brojne-imenice-105</text:p>
          </table:table-cell>
          <table:table-cell office:value-type="string" calcext:value-type="string">
            <text:p>Шездесет и дев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06" calcext:value-type="string">
            <text:p>br-00-99-brojne-imenice-106</text:p>
          </table:table-cell>
          <table:table-cell office:value-type="string" calcext:value-type="string">
            <text:p>Седамдес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07" calcext:value-type="string">
            <text:p>br-00-99-brojne-imenice-107</text:p>
          </table:table-cell>
          <table:table-cell office:value-type="string" calcext:value-type="string">
            <text:p>Седамдесет 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08" calcext:value-type="string">
            <text:p>br-00-99-brojne-imenice-108</text:p>
          </table:table-cell>
          <table:table-cell office:value-type="string" calcext:value-type="string">
            <text:p>Седамдесет 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09" calcext:value-type="string">
            <text:p>br-00-99-brojne-imenice-109</text:p>
          </table:table-cell>
          <table:table-cell office:value-type="string" calcext:value-type="string">
            <text:p>Седамдесет 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10" calcext:value-type="string">
            <text:p>br-00-99-brojne-imenice-110</text:p>
          </table:table-cell>
          <table:table-cell office:value-type="string" calcext:value-type="string">
            <text:p>Седамдесет 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11" calcext:value-type="string">
            <text:p>br-00-99-brojne-imenice-111</text:p>
          </table:table-cell>
          <table:table-cell office:value-type="string" calcext:value-type="string">
            <text:p>Седамдесет 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12" calcext:value-type="string">
            <text:p>br-00-99-brojne-imenice-112</text:p>
          </table:table-cell>
          <table:table-cell office:value-type="string" calcext:value-type="string">
            <text:p>Седамдесет 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13" calcext:value-type="string">
            <text:p>br-00-99-brojne-imenice-113</text:p>
          </table:table-cell>
          <table:table-cell office:value-type="string" calcext:value-type="string">
            <text:p>Седамдесет 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14" calcext:value-type="string">
            <text:p>br-00-99-brojne-imenice-114</text:p>
          </table:table-cell>
          <table:table-cell office:value-type="string" calcext:value-type="string">
            <text:p>Седамдесет дев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15" calcext:value-type="string">
            <text:p>br-00-99-brojne-imenice-115</text:p>
          </table:table-cell>
          <table:table-cell office:value-type="string" calcext:value-type="string">
            <text:p>Седамдесет и 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16" calcext:value-type="string">
            <text:p>br-00-99-brojne-imenice-116</text:p>
          </table:table-cell>
          <table:table-cell office:value-type="string" calcext:value-type="string">
            <text:p>Седамдесет и 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17" calcext:value-type="string">
            <text:p>br-00-99-brojne-imenice-117</text:p>
          </table:table-cell>
          <table:table-cell office:value-type="string" calcext:value-type="string">
            <text:p>Седамдесет и 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18" calcext:value-type="string">
            <text:p>br-00-99-brojne-imenice-118</text:p>
          </table:table-cell>
          <table:table-cell office:value-type="string" calcext:value-type="string">
            <text:p>Седамдесет и 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19" calcext:value-type="string">
            <text:p>br-00-99-brojne-imenice-119</text:p>
          </table:table-cell>
          <table:table-cell office:value-type="string" calcext:value-type="string">
            <text:p>Седамдесет и 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20" calcext:value-type="string">
            <text:p>br-00-99-brojne-imenice-120</text:p>
          </table:table-cell>
          <table:table-cell office:value-type="string" calcext:value-type="string">
            <text:p>Седамдесет и 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21" calcext:value-type="string">
            <text:p>br-00-99-brojne-imenice-121</text:p>
          </table:table-cell>
          <table:table-cell office:value-type="string" calcext:value-type="string">
            <text:p>Седамдесет и 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22" calcext:value-type="string">
            <text:p>br-00-99-brojne-imenice-122</text:p>
          </table:table-cell>
          <table:table-cell office:value-type="string" calcext:value-type="string">
            <text:p>Седамдесет и дев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23" calcext:value-type="string">
            <text:p>br-00-99-brojne-imenice-123</text:p>
          </table:table-cell>
          <table:table-cell office:value-type="string" calcext:value-type="string">
            <text:p>Осамдес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24" calcext:value-type="string">
            <text:p>br-00-99-brojne-imenice-124</text:p>
          </table:table-cell>
          <table:table-cell office:value-type="string" calcext:value-type="string">
            <text:p>Осамдесет 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25" calcext:value-type="string">
            <text:p>br-00-99-brojne-imenice-125</text:p>
          </table:table-cell>
          <table:table-cell office:value-type="string" calcext:value-type="string">
            <text:p>Осамдесет 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26" calcext:value-type="string">
            <text:p>br-00-99-brojne-imenice-126</text:p>
          </table:table-cell>
          <table:table-cell office:value-type="string" calcext:value-type="string">
            <text:p>Осамдесет 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27" calcext:value-type="string">
            <text:p>br-00-99-brojne-imenice-127</text:p>
          </table:table-cell>
          <table:table-cell office:value-type="string" calcext:value-type="string">
            <text:p>Осамдесет 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28" calcext:value-type="string">
            <text:p>br-00-99-brojne-imenice-128</text:p>
          </table:table-cell>
          <table:table-cell office:value-type="string" calcext:value-type="string">
            <text:p>Осамдесет 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29" calcext:value-type="string">
            <text:p>br-00-99-brojne-imenice-129</text:p>
          </table:table-cell>
          <table:table-cell office:value-type="string" calcext:value-type="string">
            <text:p>Осамдесет 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30" calcext:value-type="string">
            <text:p>br-00-99-brojne-imenice-130</text:p>
          </table:table-cell>
          <table:table-cell office:value-type="string" calcext:value-type="string">
            <text:p>Осамдесет 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31" calcext:value-type="string">
            <text:p>br-00-99-brojne-imenice-131</text:p>
          </table:table-cell>
          <table:table-cell office:value-type="string" calcext:value-type="string">
            <text:p>Осамдесет дев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32" calcext:value-type="string">
            <text:p>br-00-99-brojne-imenice-132</text:p>
          </table:table-cell>
          <table:table-cell office:value-type="string" calcext:value-type="string">
            <text:p>Осамдесет и 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33" calcext:value-type="string">
            <text:p>br-00-99-brojne-imenice-133</text:p>
          </table:table-cell>
          <table:table-cell office:value-type="string" calcext:value-type="string">
            <text:p>Осамдесет и 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34" calcext:value-type="string">
            <text:p>br-00-99-brojne-imenice-134</text:p>
          </table:table-cell>
          <table:table-cell office:value-type="string" calcext:value-type="string">
            <text:p>Осамдесет и 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35" calcext:value-type="string">
            <text:p>br-00-99-brojne-imenice-135</text:p>
          </table:table-cell>
          <table:table-cell office:value-type="string" calcext:value-type="string">
            <text:p>Осамдесет и 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36" calcext:value-type="string">
            <text:p>br-00-99-brojne-imenice-136</text:p>
          </table:table-cell>
          <table:table-cell office:value-type="string" calcext:value-type="string">
            <text:p>Осамдесет и 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37" calcext:value-type="string">
            <text:p>br-00-99-brojne-imenice-137</text:p>
          </table:table-cell>
          <table:table-cell office:value-type="string" calcext:value-type="string">
            <text:p>Осамдесет и 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38" calcext:value-type="string">
            <text:p>br-00-99-brojne-imenice-138</text:p>
          </table:table-cell>
          <table:table-cell office:value-type="string" calcext:value-type="string">
            <text:p>Осамдесет и 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39" calcext:value-type="string">
            <text:p>br-00-99-brojne-imenice-139</text:p>
          </table:table-cell>
          <table:table-cell office:value-type="string" calcext:value-type="string">
            <text:p>Осамдесет и дев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40" calcext:value-type="string">
            <text:p>br-00-99-brojne-imenice-140</text:p>
          </table:table-cell>
          <table:table-cell office:value-type="string" calcext:value-type="string">
            <text:p>Деведес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41" calcext:value-type="string">
            <text:p>br-00-99-brojne-imenice-141</text:p>
          </table:table-cell>
          <table:table-cell office:value-type="string" calcext:value-type="string">
            <text:p>Деведесет 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42" calcext:value-type="string">
            <text:p>br-00-99-brojne-imenice-142</text:p>
          </table:table-cell>
          <table:table-cell office:value-type="string" calcext:value-type="string">
            <text:p>Деведесет 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43" calcext:value-type="string">
            <text:p>br-00-99-brojne-imenice-143</text:p>
          </table:table-cell>
          <table:table-cell office:value-type="string" calcext:value-type="string">
            <text:p>Деведесет 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44" calcext:value-type="string">
            <text:p>br-00-99-brojne-imenice-144</text:p>
          </table:table-cell>
          <table:table-cell office:value-type="string" calcext:value-type="string">
            <text:p>Деведесет 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45" calcext:value-type="string">
            <text:p>br-00-99-brojne-imenice-145</text:p>
          </table:table-cell>
          <table:table-cell office:value-type="string" calcext:value-type="string">
            <text:p>Деведесет 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46" calcext:value-type="string">
            <text:p>br-00-99-brojne-imenice-146</text:p>
          </table:table-cell>
          <table:table-cell office:value-type="string" calcext:value-type="string">
            <text:p>Деведесет 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47" calcext:value-type="string">
            <text:p>br-00-99-brojne-imenice-147</text:p>
          </table:table-cell>
          <table:table-cell office:value-type="string" calcext:value-type="string">
            <text:p>Деведесет 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48" calcext:value-type="string">
            <text:p>br-00-99-brojne-imenice-148</text:p>
          </table:table-cell>
          <table:table-cell office:value-type="string" calcext:value-type="string">
            <text:p>Деведесет дев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49" calcext:value-type="string">
            <text:p>br-00-99-brojne-imenice-149</text:p>
          </table:table-cell>
          <table:table-cell office:value-type="string" calcext:value-type="string">
            <text:p>Деведесет и дв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50" calcext:value-type="string">
            <text:p>br-00-99-brojne-imenice-150</text:p>
          </table:table-cell>
          <table:table-cell office:value-type="string" calcext:value-type="string">
            <text:p>Деведесет и трој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51" calcext:value-type="string">
            <text:p>br-00-99-brojne-imenice-151</text:p>
          </table:table-cell>
          <table:table-cell office:value-type="string" calcext:value-type="string">
            <text:p>Деведесет и четв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52" calcext:value-type="string">
            <text:p>br-00-99-brojne-imenice-152</text:p>
          </table:table-cell>
          <table:table-cell office:value-type="string" calcext:value-type="string">
            <text:p>Деведесет и пе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53" calcext:value-type="string">
            <text:p>br-00-99-brojne-imenice-153</text:p>
          </table:table-cell>
          <table:table-cell office:value-type="string" calcext:value-type="string">
            <text:p>Деведесет и шест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54" calcext:value-type="string">
            <text:p>br-00-99-brojne-imenice-154</text:p>
          </table:table-cell>
          <table:table-cell office:value-type="string" calcext:value-type="string">
            <text:p>Деведесет и сед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55" calcext:value-type="string">
            <text:p>br-00-99-brojne-imenice-155</text:p>
          </table:table-cell>
          <table:table-cell office:value-type="string" calcext:value-type="string">
            <text:p>Деведесет и осморица.</text:p>
          </table:table-cell>
        </table:table-row>
        <table:table-row table:style-name="ro1">
          <table:table-cell table:formula="of:=&quot;br-00-99-brojne-imenice-&quot; &amp; TEXT(ROW(); &quot;000&quot;)" office:value-type="string" office:string-value="br-00-99-brojne-imenice-156" calcext:value-type="string">
            <text:p>br-00-99-brojne-imenice-156</text:p>
          </table:table-cell>
          <table:table-cell office:value-type="string" calcext:value-type="string">
            <text:p>Деведесет и деветорица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6:37:56.9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6:54:36.065000000</meta:creation-date>
    <dc:date>2024-02-23T16:38:11.174000000</dc:date>
    <meta:editing-duration>PT37M1S</meta:editing-duration>
    <meta:editing-cycles>9</meta:editing-cycles>
    <meta:generator>LibreOffice/7.5.9.2$Windows_X86_64 LibreOffice_project/cdeefe45c17511d326101eed8008ac4092f278a9</meta:generator>
    <meta:document-statistic meta:table-count="1" meta:cell-count="312" meta:object-count="0"/>
  </office:meta>
</office:document-meta>
</file>